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6"/>
        <table:table-column table:style-name="co4" table:number-columns-repeated="245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員工薪資調整表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　　　　　年　　　　　月　　　　　日</text:p>
          </table:table-cell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3" office:value-type="string" calcext:value-type="string">
            <text:p>部門：<text:span text:style-name="T1">                                                                                     </text:span></text:p>
          </table:table-cell>
          <table:table-cell table:number-columns-repeated="7"/>
          <table:table-cell office:value-type="string" calcext:value-type="string">
            <text:p>No.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" table:number-rows-spanned="2">
            <text:p>員工編號</text:p>
          </table:table-cell>
          <table:table-cell table:style-name="ce4" office:value-type="string" calcext:value-type="string" table:number-columns-spanned="1" table:number-rows-spanned="2">
            <text:p>姓<text:span text:style-name="T1">       </text:span><text:span text:style-name="T2">名</text:span></text:p>
          </table:table-cell>
          <table:table-cell table:style-name="ce4" office:value-type="string" calcext:value-type="string" table:number-columns-spanned="2" table:number-rows-spanned="1">
            <text:p>本<text:span text:style-name="T1">             </text:span><text:span text:style-name="T2">薪</text:span>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技<text:span text:style-name="T1">   </text:span><text:span text:style-name="T2">術</text:span><text:span text:style-name="T3">   </text:span><text:span text:style-name="T2">津</text:span><text:span text:style-name="T3">   </text:span><text:span text:style-name="T2">貼</text:span>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主<text:span text:style-name="T1"> </text:span><text:span text:style-name="T2">管</text:span><text:span text:style-name="T3"> </text:span><text:span text:style-name="T2">津</text:span><text:span text:style-name="T3"> </text:span><text:span text:style-name="T2">貼</text:span></text:p>
          </table:table-cell>
          <table:covered-table-cell table:style-name="ce10"/>
          <table:table-cell table:style-name="ce4" office:value-type="string" calcext:value-type="string" table:number-columns-spanned="3" table:number-rows-spanned="1">
            <text:p>合<text:span text:style-name="T1">                       </text:span><text:span text:style-name="T2">計</text:span></text:p>
          </table:table-cell>
          <table:covered-table-cell table:style-name="ce12"/>
          <table:covered-table-cell table:style-name="ce13"/>
          <table:table-cell table:style-name="ce14"/>
          <table:table-cell table:number-columns-repeated="1012"/>
        </table:table-row>
        <table:table-row table:style-name="ro3">
          <table:covered-table-cell table:number-columns-repeated="2" table:style-name="ce5"/>
          <table:table-cell table:style-name="ce4" office:value-type="string" calcext:value-type="string">
            <text:p>原<text:span text:style-name="T1"> </text:span><text:span text:style-name="T2">薪</text:span><text:span text:style-name="T3"> </text:span><text:span text:style-name="T2">資</text:span></text:p>
          </table:table-cell>
          <table:table-cell table:style-name="ce4" office:value-type="string" calcext:value-type="string">
            <text:p>擬<text:span text:style-name="T1"> </text:span><text:span text:style-name="T2">調</text:span><text:span text:style-name="T3"> </text:span><text:span text:style-name="T2">整</text:span></text:p>
          </table:table-cell>
          <table:table-cell table:style-name="ce4" office:value-type="string" calcext:value-type="string">
            <text:p>原<text:span text:style-name="T1"> </text:span><text:span text:style-name="T2">薪</text:span><text:span text:style-name="T3"> </text:span><text:span text:style-name="T2">資</text:span></text:p>
          </table:table-cell>
          <table:table-cell table:style-name="ce4" office:value-type="string" calcext:value-type="string">
            <text:p>擬<text:span text:style-name="T1"> </text:span><text:span text:style-name="T2">調</text:span><text:span text:style-name="T3"> </text:span><text:span text:style-name="T2">整</text:span></text:p>
          </table:table-cell>
          <table:table-cell table:style-name="ce4" office:value-type="string" calcext:value-type="string">
            <text:p>原<text:span text:style-name="T1"> </text:span><text:span text:style-name="T2">薪</text:span><text:span text:style-name="T3"> </text:span><text:span text:style-name="T2">資</text:span></text:p>
          </table:table-cell>
          <table:table-cell table:style-name="ce4" office:value-type="string" calcext:value-type="string">
            <text:p>擬<text:span text:style-name="T1"> </text:span><text:span text:style-name="T2">調</text:span><text:span text:style-name="T3"> </text:span><text:span text:style-name="T2">整</text:span></text:p>
          </table:table-cell>
          <table:table-cell table:style-name="ce11" office:value-type="string" calcext:value-type="string">
            <text:p>原<text:span text:style-name="T1"> </text:span><text:span text:style-name="T2">薪</text:span><text:span text:style-name="T3"> </text:span><text:span text:style-name="T2">資</text:span></text:p>
          </table:table-cell>
          <table:table-cell table:style-name="ce11" office:value-type="string" calcext:value-type="string">
            <text:p>擬<text:span text:style-name="T1"> </text:span><text:span text:style-name="T2">調</text:span><text:span text:style-name="T3"> </text:span><text:span text:style-name="T2">整</text:span><text:span text:style-name="T3"> </text:span></text:p>
          </table:table-cell>
          <table:table-cell table:style-name="ce11" office:value-type="string" calcext:value-type="string">
            <text:p>增<text:span text:style-name="T1"> </text:span><text:span text:style-name="T2">加</text:span><text:span text:style-name="T3"> </text:span><text:span text:style-name="T2">率</text:span></text:p>
          </table:table-cell>
          <table:table-cell table:number-columns-repeated="1013"/>
        </table:table-row>
        <table:table-row table:style-name="ro4" table:number-rows-repeated="15">
          <table:table-cell table:style-name="ce5" table:number-columns-repeated="11"/>
          <table:table-cell table:number-columns-repeated="1013"/>
        </table:table-row>
        <table:table-row table:style-name="ro3">
          <table:table-cell table:style-name="ce4" office:value-type="string" calcext:value-type="string">
            <text:p>合<text:span text:style-name="T1">    </text:span><text:span text:style-name="T2">計</text:span></text:p>
          </table:table-cell>
          <table:table-cell table:style-name="ce5" table:number-columns-repeated="10"/>
          <table:table-cell table:number-columns-repeated="1013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3:57</meta:creation-date>
    <dc:creator>QQ</dc:creator>
    <dc:date>2004-03-23T23:35:16</dc:date>
    <meta:print-date>2004-03-23T23:34:03</meta:print-date>
    <meta:document-statistic meta:table-count="1" meta:cell-count="2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